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/>
    </style:style>
    <style:style style:family="table-cell" style:name="a419">
      <style:table-cell-properties style:vertical-align="top" fo:border-left="0.01389in dashed #000000" fo:border-right="0.01389in dashed #000000" fo:padding-top="0.05in" fo:padding-bottom="0.05in" fo:padding-left="0.1in" fo:padding-right="0.1in"/>
      <style:paragraph-properties style:writing-mode="lr-tb"/>
    </style:style>
    <style:style style:family="table-cell" style:name="a5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24">
      <style:table-row-properties style:row-height="0.40556in"/>
    </style:style>
    <style:style style:family="text" style:name="a525">
      <style:text-properties fo:language="en" fo:country="US"/>
    </style:style>
    <style:style style:family="paragraph" style:name="a526">
      <style:paragraph-properties/>
    </style:style>
    <style:style style:family="table-cell" style:name="a5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language="en" fo:country="US"/>
    </style:style>
    <style:style style:family="table" style:name="a631">
      <style:table-properties style:writing-mode="lr-tb"/>
    </style:style>
    <style:style style:family="table-column" style:name="a632">
      <style:table-column-properties style:column-width="1.16898in"/>
    </style:style>
    <style:style style:family="table-column" style:name="a633">
      <style:table-column-properties style:column-width="1.16898in"/>
    </style:style>
    <style:style style:family="table-column" style:name="a634">
      <style:table-column-properties style:column-width="1.16898in"/>
    </style:style>
    <style:style style:family="table-row" style:name="a635">
      <style:table-row-properties style:row-height="0.40556in"/>
    </style:style>
    <style:style style:family="text" style:name="a636">
      <style:text-properties fo:language="en" fo:country="US"/>
    </style:style>
    <style:style style:family="paragraph" style:name="a637">
      <style:paragraph-properties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language="en" fo:country="US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/>
    </style:style>
    <style:style style:family="table-cell" style:name="a423">
      <style:table-cell-properties style:vertical-align="top" fo:border-left="0.01389in dashed #000000" fo:border-right="0.01389in dashed #000000" fo:padding-top="0.05in" fo:padding-bottom="0.05in" fo:padding-left="0.1in" fo:padding-right="0.1in"/>
      <style:paragraph-properties style:writing-mode="lr-tb"/>
    </style:style>
    <style:style style:family="text" style:name="a424">
      <style:text-properties fo:language="en" fo:country="US"/>
    </style:style>
    <style:style style:family="paragraph" style:name="a425">
      <style:paragraph-properties/>
    </style:style>
    <style:style style:family="table-cell" style:name="a427">
      <style:table-cell-properties style:vertical-align="top" fo:border-left="0.01389in dashed #000000" fo:border-right="0.01389in dashed #000000" fo:padding-top="0.05in" fo:padding-bottom="0.05in" fo:padding-left="0.1in" fo:padding-right="0.1in"/>
      <style:paragraph-properties style:writing-mode="lr-tb"/>
    </style:style>
    <style:style style:family="paragraph" style:name="a530">
      <style:paragraph-properties/>
    </style:style>
    <style:style style:family="table-row" style:name="a428">
      <style:table-row-properties style:row-height="0.40556in"/>
    </style:style>
    <style:style style:family="text" style:name="a429">
      <style:text-properties fo:language="en" fo:country="US"/>
    </style:style>
    <style:style style:family="table-cell" style:name="a5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3">
      <style:text-properties fo:language="en" fo:country="US"/>
    </style:style>
    <style:style style:family="paragraph" style:name="a534">
      <style:paragraph-properties/>
    </style:style>
    <style:style style:family="table-cell" style:name="a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37">
      <style:table-row-properties style:row-height="0.40556in"/>
    </style:style>
    <style:style style:family="text" style:name="a640">
      <style:text-properties fo:language="en" fo:country="US"/>
    </style:style>
    <style:style style:family="text" style:name="a538">
      <style:text-properties fo:language="en" fo:country="US"/>
    </style:style>
    <style:style style:family="paragraph" style:name="a641">
      <style:paragraph-properties/>
    </style:style>
    <style:style style:family="paragraph" style:name="a539">
      <style:paragraph-properties/>
    </style:style>
    <style:style style:family="table-cell" style:name="a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4">
      <style:text-properties fo:language="en" fo:country="US"/>
    </style:style>
    <style:style style:family="paragraph" style:name="a645">
      <style:paragraph-properties/>
    </style:style>
    <style:style style:family="table-cell" style:name="a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8">
      <style:table-row-properties style:row-height="0.40556in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9">
      <style:text-properties fo:language="en" fo:country="US"/>
    </style:style>
    <style:style style:family="graphic" style:name="a752">
      <style:graphic-properties draw:fill="none" draw:stroke="dash" draw:stroke-dash="a751" svg:stroke-width="0.00694in" svg:stroke-color="#ffffff" svg:stroke-opacity="100%" draw:stroke-linejoin="miter" svg:stroke-linecap="butt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7f6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7f6000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432">
      <style:table-cell-properties style:vertical-align="top" fo:border-left="0.01389in dashed #000000" fo:border-right="0.01389in dashed #000000" fo:padding-top="0.05in" fo:padding-bottom="0.05in" fo:padding-left="0.1in" fo:padding-right="0.1in"/>
      <style:paragraph-properties style:writing-mode="lr-tb"/>
    </style:style>
    <style:style style:family="text" style:name="a433">
      <style:text-properties fo:language="en" fo:country="US"/>
    </style:style>
    <style:style style:family="paragraph" style:name="a434">
      <style:paragraph-properties/>
    </style:style>
    <style:style style:family="table-cell" style:name="a436">
      <style:table-cell-properties style:vertical-align="top" fo:border-left="0.01389in dashed #000000" fo:border-right="0.01389in dashed #000000" fo:padding-top="0.05in" fo:padding-bottom="0.05in" fo:padding-left="0.1in" fo:padding-right="0.1in"/>
      <style:paragraph-properties style:writing-mode="lr-tb"/>
    </style:style>
    <style:style style:family="text" style:name="a437">
      <style:text-properties fo:language="en" fo:country="US"/>
    </style:style>
    <style:style style:family="paragraph" style:name="a438">
      <style:paragraph-properties/>
    </style:style>
    <style:style style:family="table-cell" style:name="a5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2">
      <style:text-properties fo:language="en" fo:country="US"/>
    </style:style>
    <style:style style:family="paragraph" style:name="a543">
      <style:paragraph-properties/>
    </style:style>
    <style:style style:family="table-cell" style:name="a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6">
      <style:text-properties fo:language="en" fo:country="US"/>
    </style:style>
    <style:style style:family="paragraph" style:name="a547">
      <style:paragraph-properties/>
    </style:style>
    <style:style style:family="paragraph" style:name="a650">
      <style:paragraph-properties/>
    </style:style>
    <style:style style:family="table-cell" style:name="a5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3">
      <style:text-properties fo:language="en" fo:country="US"/>
    </style:style>
    <style:style style:family="paragraph" style:name="a654">
      <style:paragraph-properties/>
    </style:style>
    <style:style style:family="table-cell" style:name="a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7">
      <style:text-properties fo:language="en" fo:country="US"/>
    </style:style>
    <style:style style:family="paragraph" style:name="a658">
      <style:paragraph-properties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40">
      <style:table-cell-properties style:vertical-align="top" fo:border-left="0.01389in dashed #000000" fo:border-right="0.01389in dashed #000000" fo:padding-top="0.05in" fo:padding-bottom="0.05in" fo:padding-left="0.1in" fo:padding-right="0.1in"/>
      <style:paragraph-properties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41">
      <style:table-row-properties style:row-height="0.40556in"/>
    </style:style>
    <style:style style:family="text" style:name="a442">
      <style:text-properties fo:language="en" fo:country="US"/>
    </style:style>
    <style:style style:family="paragraph" style:name="a443">
      <style:paragraph-properties/>
    </style:style>
    <style:style style:family="table-cell" style:name="a445">
      <style:table-cell-properties style:vertical-align="top" fo:border-left="0.01389in dashed #000000" fo:border-right="0.01389in dashed #000000" fo:padding-top="0.05in" fo:padding-bottom="0.05in" fo:padding-left="0.1in" fo:padding-right="0.1in"/>
      <style:paragraph-properties style:writing-mode="lr-tb"/>
    </style:style>
    <style:style style:family="text" style:name="a446">
      <style:text-properties fo:language="en" fo:country="US"/>
    </style:style>
    <style:style style:family="paragraph" style:name="a447">
      <style:paragraph-properties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49">
      <style:table-cell-properties style:vertical-align="top" fo:border-left="0.01389in dashed #000000" fo:border-right="0.01389in dashed #000000" fo:padding-top="0.05in" fo:padding-bottom="0.05in" fo:padding-left="0.1in" fo:padding-right="0.1in"/>
      <style:paragraph-properties style:writing-mode="lr-tb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able-row" style:name="a661">
      <style:table-row-properties style:row-height="0.40556in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language="en" fo:country="US"/>
    </style:style>
    <style:style style:family="paragraph" style:name="a663">
      <style:paragraph-properties/>
    </style:style>
    <style:style style:family="table-cell" style:name="a6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6">
      <style:text-properties fo:language="en" fo:country="US"/>
    </style:style>
    <style:style style:family="paragraph" style:name="a667">
      <style:paragraph-properties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77">
      <style:graphic-properties draw:fill="none" draw:stroke="dash" draw:stroke-dash="a776" svg:stroke-width="0.00694in" svg:stroke-color="#ffffff" svg:stroke-opacity="100%" draw:stroke-linejoin="miter" svg:stroke-linecap="butt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language="en" fo:country="US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/>
    </style:style>
    <style:style style:family="table-cell" style:name="a453">
      <style:table-cell-properties style:vertical-align="top" fo:border-left="0.01389in dashed #000000" fo:border-right="0.01389in dashed #000000" fo:padding-top="0.05in" fo:padding-bottom="0.05in" fo:padding-left="0.1in" fo:padding-right="0.1in"/>
      <style:paragraph-properties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language="en" fo:country="US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74">
      <style:table-row-properties style:row-height="0.40556in"/>
    </style:style>
    <style:style style:family="text" style:name="a675">
      <style:text-properties fo:language="en" fo:country="US"/>
    </style:style>
    <style:style style:family="paragraph" style:name="a676">
      <style:paragraph-properties/>
    </style:style>
    <style:style style:family="table-cell" style:name="a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language="en" fo:country="US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86">
      <style:graphic-properties draw:fill="none" draw:stroke="dash" draw:stroke-dash="a785" svg:stroke-width="0.00694in" svg:stroke-color="#ffffff" svg:stroke-opacity="100%" draw:stroke-linejoin="miter" svg:stroke-linecap="butt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7f6000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3">
      <style:text-properties fo:language="en" fo:country="US"/>
    </style:style>
    <style:style style:family="paragraph" style:name="a684">
      <style:paragraph-properties/>
    </style:style>
    <style:style style:family="table-cell" style:name="a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draw:fill="none" draw:stroke="dash" draw:stroke-dash="a588" svg:stroke-width="0.00694in" svg:stroke-color="#ffffff" svg:stroke-opacity="100%" draw:stroke-linejoin="miter" svg:stroke-linecap="butt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7f6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20386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none" draw:auto-grow-width="false" draw:auto-grow-height="false"/>
      <style:paragraph-properties style:font-independent-line-spacing="true" style:writing-mode="lr-tb"/>
    </style:style>
    <style:style style:family="table" style:name="a494">
      <style:table-properties style:writing-mode="lr-tb"/>
    </style:style>
    <style:style style:family="table-column" style:name="a495">
      <style:table-column-properties style:column-width="1.16898in"/>
    </style:style>
    <style:style style:family="table-column" style:name="a496">
      <style:table-column-properties style:column-width="1.16898in"/>
    </style:style>
    <style:style style:family="table-column" style:name="a497">
      <style:table-column-properties style:column-width="1.16898in"/>
    </style:style>
    <style:style style:family="table-row" style:name="a498">
      <style:table-row-properties style:row-height="0.40556in"/>
    </style:style>
    <style:style style:family="text" style:name="a499">
      <style:text-properties fo:language="en" fo:country="US"/>
    </style:style>
    <style:style style:family="drawing-page" style:name="a390">
      <style:drawing-page-properties draw:fill="solid" draw:fill-color="#20386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3">
      <style:drawing-page-properties draw:fill="solid" draw:fill-color="#20386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none" draw:auto-grow-width="false" draw:auto-grow-height="false"/>
      <style:paragraph-properties style:font-independent-line-spacing="true" style:writing-mode="lr-tb"/>
    </style:style>
    <style:style style:family="table" style:name="a398">
      <style:table-properties style:writing-mode="lr-tb"/>
    </style:style>
    <style:style style:family="table-column" style:name="a399">
      <style:table-column-properties style:column-width="1.16898in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7f6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5">
      <style:graphic-properties draw:fill="none" draw:stroke="dash" draw:stroke-dash="a604" svg:stroke-width="0.00694in" svg:stroke-color="#ffffff" svg:stroke-opacity="100%" draw:stroke-linejoin="miter" svg:stroke-linecap="butt"/>
    </style:style>
    <style:style style:family="graphic" style:name="a607">
      <style:graphic-properties draw:fill="none" draw:stroke="dash" draw:stroke-dash="a606" svg:stroke-width="0.00694in" svg:stroke-color="#ffffff" svg:stroke-opacity="100%" draw:stroke-linejoin="miter" svg:stroke-linecap="butt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0">
      <style:paragraph-properties/>
    </style:style>
    <style:style style:family="table-cell" style:name="a5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3">
      <style:text-properties fo:language="en" fo:country="US"/>
    </style:style>
    <style:style style:family="paragraph" style:name="a504">
      <style:paragraph-properties/>
    </style:style>
    <style:style style:family="table-cell" style:name="a5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7">
      <style:text-properties fo:language="en" fo:country="US"/>
    </style:style>
    <style:style style:family="paragraph" style:name="a508">
      <style:paragraph-properties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0">
      <style:graphic-properties draw:fill="none" draw:stroke="dash" draw:stroke-dash="a719" svg:stroke-width="0.00694in" svg:stroke-color="#ffffff" svg:stroke-opacity="100%" draw:stroke-linejoin="miter" svg:stroke-linecap="butt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draw:fill="none" draw:stroke="dash" draw:stroke-dash="a618" svg:stroke-width="0.00694in" svg:stroke-color="#ffffff" svg:stroke-opacity="100%" draw:stroke-linejoin="miter" svg:stroke-linecap="butt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00">
      <style:table-column-properties style:column-width="1.16898in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01">
      <style:table-column-properties style:column-width="1.16898in"/>
    </style:style>
    <style:style style:family="table-row" style:name="a402">
      <style:table-row-properties style:row-height="0.40556in"/>
    </style:style>
    <style:style style:family="text" style:name="a403">
      <style:text-properties fo:language="en" fo:country="US"/>
    </style:style>
    <style:style style:family="paragraph" style:name="a404">
      <style:paragraph-properties/>
    </style:style>
    <style:style style:family="table-cell" style:name="a406">
      <style:table-cell-properties style:vertical-align="top" fo:border-left="0.01389in dashed #000000" fo:border-right="0.01389in dashed #000000" fo:padding-top="0.05in" fo:padding-bottom="0.05in" fo:padding-left="0.1in" fo:padding-right="0.1in"/>
      <style:paragraph-properties style:writing-mode="lr-tb"/>
    </style:style>
    <style:style style:family="text" style:name="a407">
      <style:text-properties fo:language="en" fo:country="US"/>
    </style:style>
    <style:style style:family="table-cell" style:name="a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08">
      <style:paragraph-properties/>
    </style:style>
    <style:style style:family="table-row" style:name="a511">
      <style:table-row-properties style:row-height="0.40556in"/>
    </style:style>
    <style:style style:family="text" style:name="a512">
      <style:text-properties fo:language="en" fo:country="US"/>
    </style:style>
    <style:style style:family="paragraph" style:name="a513">
      <style:paragraph-properties/>
    </style:style>
    <style:style style:family="table-cell" style:name="a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6">
      <style:text-properties fo:language="en" fo:country="US"/>
    </style:style>
    <style:style style:family="paragraph" style:name="a517">
      <style:paragraph-properties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7">
      <style:drawing-page-properties draw:fill="solid" draw:fill-color="#20386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34">
      <style:graphic-properties draw:fill="none" draw:stroke="dash" draw:stroke-dash="a733" svg:stroke-width="0.00694in" svg:stroke-color="#ffffff" svg:stroke-opacity="100%" draw:stroke-linejoin="miter" svg:stroke-linecap="butt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10">
      <style:table-cell-properties style:vertical-align="top" fo:border-left="0.01389in dashed #000000" fo:border-right="0.01389in dashed #000000" fo:padding-top="0.05in" fo:padding-bottom="0.05in" fo:padding-left="0.1in" fo:padding-right="0.1in"/>
      <style:paragraph-properties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language="en" fo:country="US"/>
    </style:style>
    <style:style style:family="paragraph" style:name="a412">
      <style:paragraph-properties/>
    </style:style>
    <style:style style:family="table-cell" style:name="a414">
      <style:table-cell-properties style:vertical-align="top" fo:border-left="0.01389in dashed #000000" fo:border-right="0.01389in dashed #000000" fo:padding-top="0.05in" fo:padding-bottom="0.05in" fo:padding-left="0.1in" fo:padding-right="0.1in"/>
      <style:paragraph-properties style:writing-mode="lr-tb"/>
    </style:style>
    <style:style style:family="table-row" style:name="a415">
      <style:table-row-properties style:row-height="0.40556in"/>
    </style:style>
    <style:style style:family="text" style:name="a416">
      <style:text-properties fo:language="en" fo:country="US"/>
    </style:style>
    <style:style style:family="paragraph" style:name="a417">
      <style:paragraph-properties/>
    </style:style>
    <style:style style:family="text" style:name="a520">
      <style:text-properties fo:language="en" fo:country="US"/>
    </style:style>
    <text:list-style style:name="a418"/>
    <text:list-style style:name="a527"/>
    <text:list-style style:name="a672"/>
    <text:list-style style:name="a405"/>
    <text:list-style style:name="a638"/>
    <text:list-style style:name="a444"/>
    <text:list-style style:name="a514"/>
    <text:list-style style:name="a677"/>
    <text:list-style style:name="a409"/>
    <text:list-style style:name="a448"/>
    <text:list-style style:name="a518"/>
    <text:list-style style:name="a431"/>
    <text:list-style style:name="a501"/>
    <text:list-style style:name="a664"/>
    <text:list-style style:name="a540"/>
    <text:list-style style:name="a435"/>
    <text:list-style style:name="a505"/>
    <text:list-style style:name="a668"/>
    <text:list-style style:name="a544"/>
    <text:list-style style:name="a439"/>
    <text:list-style style:name="a651"/>
    <text:list-style style:name="a509"/>
    <text:list-style style:name="a422"/>
    <text:list-style style:name="a548"/>
    <text:list-style style:name="a655"/>
    <text:list-style style:name="a531"/>
    <text:list-style style:name="a426"/>
    <text:list-style style:name="a659"/>
    <text:list-style style:name="a535"/>
    <text:list-style style:name="a642"/>
    <text:list-style style:name="a681"/>
    <text:list-style style:name="a413"/>
    <text:list-style style:name="a646"/>
    <text:list-style style:name="a452"/>
    <text:list-style style:name="a522"/>
    <text:list-style style:name="a685"/>
  </office:automatic-styles>
  <office:body>
    <office:presentation>
      <draw:page draw:name="Slide1" draw:style-name="a390" draw:master-page-name="Master1-Layout1-title-Title-Slide" presentation:presentation-page-layout-name="Master1-PPL1" draw:id="Slide-256">
        <draw:frame draw:id="id63" presentation:style-name="a39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9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4" draw:style-name="a393" draw:master-page-name="Master1-Layout2-obj-Title-and-Content" presentation:presentation-page-layout-name="Master1-PPL2" draw:id="Slide-259">
        <draw:custom-shape svg:x="1.66667in" svg:y="3.17361in" svg:width="5.49306in" svg:height="0.57639in" draw:id="id65" draw:style-name="a397" draw:name="Arrow: Right 3">
          <svg:title/>
          <svg:desc/>
          <text:p text:style-name="a396" text:class-names="" text:cond-style-name=""><text:span text:style-name="a394" text:class-names="">Time</text:span><text:span text:style-name="a39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46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66" draw:name="Table 4" svg:x="2.02778in" svg:y="1.70417in" svg:width="3.50695in" svg:height="1.62222in">
          <table:table table:style-name="a398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399" table:default-cell-style-name=""/>
            <table:table-column table:style-name="a400" table:default-cell-style-name=""/>
            <table:table-column table:style-name="a401" table:default-cell-style-name=""/>
            <table:table-row table:style-name="a402" table:default-cell-style-name="">
              <table:table-cell table:style-name="a406">
                <text:list text:style-name="a405">
                  <text:list-item>
                    <text:p text:style-name="a404" text:class-names="" text:cond-style-name=""><text:span text:style-name="a403" text:class-names=""/></text:p>
                  </text:list-item>
                </text:list>
              </table:table-cell>
              <table:table-cell table:style-name="a410">
                <text:list text:style-name="a409">
                  <text:list-item>
                    <text:p text:style-name="a408" text:class-names="" text:cond-style-name=""><text:span text:style-name="a407" text:class-names=""/></text:p>
                  </text:list-item>
                </text:list>
              </table:table-cell>
              <table:table-cell table:style-name="a414">
                <text:list text:style-name="a413">
                  <text:list-item>
                    <text:p text:style-name="a412" text:class-names="" text:cond-style-name=""><text:span text:style-name="a411" text:class-names=""/></text:p>
                  </text:list-item>
                </text:list>
              </table:table-cell>
            </table:table-row>
            <table:table-row table:style-name="a415" table:default-cell-style-name="">
              <table:table-cell table:style-name="a419">
                <text:list text:style-name="a418">
                  <text:list-item>
                    <text:p text:style-name="a417" text:class-names="" text:cond-style-name=""><text:span text:style-name="a416" text:class-names=""/></text:p>
                  </text:list-item>
                </text:list>
              </table:table-cell>
              <table:table-cell table:style-name="a423">
                <text:list text:style-name="a422">
                  <text:list-item>
                    <text:p text:style-name="a421" text:class-names="" text:cond-style-name=""><text:span text:style-name="a420" text:class-names=""/></text:p>
                  </text:list-item>
                </text:list>
              </table:table-cell>
              <table:table-cell table:style-name="a427">
                <text:list text:style-name="a426">
                  <text:list-item>
                    <text:p text:style-name="a425" text:class-names="" text:cond-style-name=""><text:span text:style-name="a424" text:class-names=""/></text:p>
                  </text:list-item>
                </text:list>
              </table:table-cell>
            </table:table-row>
            <table:table-row table:style-name="a428" table:default-cell-style-name="">
              <table:table-cell table:style-name="a432">
                <text:list text:style-name="a431">
                  <text:list-item>
                    <text:p text:style-name="a430" text:class-names="" text:cond-style-name=""><text:span text:style-name="a429" text:class-names=""/></text:p>
                  </text:list-item>
                </text:list>
              </table:table-cell>
              <table:table-cell table:style-name="a436">
                <text:list text:style-name="a435">
                  <text:list-item>
                    <text:p text:style-name="a434" text:class-names="" text:cond-style-name=""><text:span text:style-name="a433" text:class-names=""/></text:p>
                  </text:list-item>
                </text:list>
              </table:table-cell>
              <table:table-cell table:style-name="a440">
                <text:list text:style-name="a439">
                  <text:list-item>
                    <text:p text:style-name="a438" text:class-names="" text:cond-style-name=""><text:span text:style-name="a437" text:class-names=""/></text:p>
                  </text:list-item>
                </text:list>
              </table:table-cell>
            </table:table-row>
            <table:table-row table:style-name="a441" table:default-cell-style-name="">
              <table:table-cell table:style-name="a445">
                <text:list text:style-name="a444">
                  <text:list-item>
                    <text:p text:style-name="a443" text:class-names="" text:cond-style-name=""><text:span text:style-name="a442" text:class-names=""/></text:p>
                  </text:list-item>
                </text:list>
              </table:table-cell>
              <table:table-cell table:style-name="a449">
                <text:list text:style-name="a448">
                  <text:list-item>
                    <text:p text:style-name="a447" text:class-names="" text:cond-style-name=""><text:span text:style-name="a446" text:class-names=""/></text:p>
                  </text:list-item>
                </text:list>
              </table:table-cell>
              <table:table-cell table:style-name="a453">
                <text:list text:style-name="a452">
                  <text:list-item>
                    <text:p text:style-name="a451" text:class-names="" text:cond-style-name=""><text:span text:style-name="a450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custom-shape svg:x="3.20486in" svg:y="1.82639in" svg:width="0.18056in" svg:height="0.20833in" draw:id="id67" draw:style-name="a456" draw:name="Rectangle 5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5208in" svg:y="1.82639in" svg:width="0.18056in" svg:height="0.20833in" draw:id="id68" draw:style-name="a459" draw:name="Rectangle 6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8194in" svg:y="1.82639in" svg:width="0.18056in" svg:height="0.20833in" draw:id="id69" draw:style-name="a462" draw:name="Rectangle 7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4861in" svg:y="1.82639in" svg:width="0.18056in" svg:height="0.20833in" draw:id="id70" draw:style-name="a465" draw:name="Rectangle 8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3264in" svg:y="2.96528in" svg:width="0.9757in" svg:height="0.20833in" draw:id="id71" draw:style-name="a468" draw:name="Rectangle 9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3472in" svg:y="2.96528in" svg:width="1in" svg:height="0.20833in" draw:id="id72" draw:style-name="a471" draw:name="Rectangle 10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2.82639in" svg:width="1.13889in" svg:height="0.34722in" draw:id="id73" draw:style-name="a475" draw:name="Rectangle 11">
          <svg:title/>
          <svg:desc/>
          <text:p text:style-name="a474" text:class-names="" text:cond-style-name=""><text:span text:style-name="a472" text:class-names="">Thread 1</text:span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2.29167in" svg:width="1.13889in" svg:height="0.34722in" draw:id="id74" draw:style-name="a479" draw:name="Rectangle 12">
          <svg:title/>
          <svg:desc/>
          <text:p text:style-name="a478" text:class-names="" text:cond-style-name=""><text:span text:style-name="a476" text:class-names="">Thread 2</text:span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8368in" svg:y="2.96528in" svg:width="0.9757in" svg:height="0.20833in" draw:id="id75" draw:style-name="a482" draw:name="Rectangle 1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2917in" svg:y="2.96528in" svg:width="0.9757in" svg:height="0.20833in" draw:id="id76" draw:style-name="a485" draw:name="Rectangle 14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1.75694in" svg:width="1.13889in" svg:height="0.34722in" draw:id="id77" draw:style-name="a489" draw:name="Rectangle 15">
          <svg:title/>
          <svg:desc/>
          <text:p text:style-name="a488" text:class-names="" text:cond-style-name=""><text:span text:style-name="a486" text:class-names="">Kernel</text:span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90" draw:master-page-name="Master1-Layout2-obj-Title-and-Content" presentation:presentation-page-layout-name="Master1-PPL2" draw:id="Slide-260">
        <draw:custom-shape svg:x="1.66667in" svg:y="3.17361in" svg:width="5.49306in" svg:height="0.57639in" draw:id="id78" draw:style-name="a493" draw:name="Arrow: Right 3">
          <svg:title/>
          <svg:desc/>
          <text:p text:style-name="a492" text:class-names="" text:cond-style-name=""><text:span text:style-name="a491" text:class-names="">Time</text:span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46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79" draw:name="Table 4" svg:x="2.02778in" svg:y="1.70417in" svg:width="3.50695in" svg:height="1.62222in">
          <table:table table:style-name="a494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495" table:default-cell-style-name=""/>
            <table:table-column table:style-name="a496" table:default-cell-style-name=""/>
            <table:table-column table:style-name="a497" table:default-cell-style-name=""/>
            <table:table-row table:style-name="a498" table:default-cell-style-name="">
              <table:table-cell table:style-name="a502">
                <text:list text:style-name="a501">
                  <text:list-item>
                    <text:p text:style-name="a500" text:class-names="" text:cond-style-name=""><text:span text:style-name="a499" text:class-names=""/></text:p>
                  </text:list-item>
                </text:list>
              </table:table-cell>
              <table:table-cell table:style-name="a506">
                <text:list text:style-name="a505">
                  <text:list-item>
                    <text:p text:style-name="a504" text:class-names="" text:cond-style-name=""><text:span text:style-name="a503" text:class-names=""/></text:p>
                  </text:list-item>
                </text:list>
              </table:table-cell>
              <table:table-cell table:style-name="a510">
                <text:list text:style-name="a509">
                  <text:list-item>
                    <text:p text:style-name="a508" text:class-names="" text:cond-style-name=""><text:span text:style-name="a507" text:class-names=""/></text:p>
                  </text:list-item>
                </text:list>
              </table:table-cell>
            </table:table-row>
            <table:table-row table:style-name="a511" table:default-cell-style-name="">
              <table:table-cell table:style-name="a515">
                <text:list text:style-name="a514">
                  <text:list-item>
                    <text:p text:style-name="a513" text:class-names="" text:cond-style-name=""><text:span text:style-name="a512" text:class-names=""/></text:p>
                  </text:list-item>
                </text:list>
              </table:table-cell>
              <table:table-cell table:style-name="a519">
                <text:list text:style-name="a518">
                  <text:list-item>
                    <text:p text:style-name="a517" text:class-names="" text:cond-style-name=""><text:span text:style-name="a516" text:class-names=""/></text:p>
                  </text:list-item>
                </text:list>
              </table:table-cell>
              <table:table-cell table:style-name="a523">
                <text:list text:style-name="a522">
                  <text:list-item>
                    <text:p text:style-name="a521" text:class-names="" text:cond-style-name=""><text:span text:style-name="a520" text:class-names=""/></text:p>
                  </text:list-item>
                </text:list>
              </table:table-cell>
            </table:table-row>
            <table:table-row table:style-name="a524" table:default-cell-style-name="">
              <table:table-cell table:style-name="a528">
                <text:list text:style-name="a527">
                  <text:list-item>
                    <text:p text:style-name="a526" text:class-names="" text:cond-style-name=""><text:span text:style-name="a525" text:class-names=""/></text:p>
                  </text:list-item>
                </text:list>
              </table:table-cell>
              <table:table-cell table:style-name="a532">
                <text:list text:style-name="a531">
                  <text:list-item>
                    <text:p text:style-name="a530" text:class-names="" text:cond-style-name=""><text:span text:style-name="a529" text:class-names=""/></text:p>
                  </text:list-item>
                </text:list>
              </table:table-cell>
              <table:table-cell table:style-name="a536">
                <text:list text:style-name="a535">
                  <text:list-item>
                    <text:p text:style-name="a534" text:class-names="" text:cond-style-name=""><text:span text:style-name="a533" text:class-names=""/></text:p>
                  </text:list-item>
                </text:list>
              </table:table-cell>
            </table:table-row>
            <table:table-row table:style-name="a537" table:default-cell-style-name="">
              <table:table-cell table:style-name="a541">
                <text:list text:style-name="a540">
                  <text:list-item>
                    <text:p text:style-name="a539" text:class-names="" text:cond-style-name=""><text:span text:style-name="a538" text:class-names=""/></text:p>
                  </text:list-item>
                </text:list>
              </table:table-cell>
              <table:table-cell table:style-name="a545">
                <text:list text:style-name="a544">
                  <text:list-item>
                    <text:p text:style-name="a543" text:class-names="" text:cond-style-name=""><text:span text:style-name="a542" text:class-names=""/></text:p>
                  </text:list-item>
                </text:list>
              </table:table-cell>
              <table:table-cell table:style-name="a549">
                <text:list text:style-name="a548">
                  <text:list-item>
                    <text:p text:style-name="a547" text:class-names="" text:cond-style-name=""><text:span text:style-name="a546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custom-shape svg:x="3.20486in" svg:y="1.30787in" svg:width="0.18056in" svg:height="0.20833in" draw:id="id80" draw:style-name="a552" draw:name="Rectangle 5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5104in" svg:y="1.29768in" svg:width="0.18056in" svg:height="0.20833in" draw:id="id81" draw:style-name="a555" draw:name="Rectangle 7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271in" svg:y="1.30787in" svg:width="0.18056in" svg:height="0.20833in" draw:id="id82" draw:style-name="a558" draw:name="Rectangle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3264in" svg:y="2.96528in" svg:width="0.9007in" svg:height="0.20833in" draw:id="id83" draw:style-name="a561" draw:name="Rectangle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4028in" svg:y="2.89583in" svg:width="0.5441in" svg:height="0.20833in" draw:id="id84" draw:style-name="a564" draw:name="Rectangle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2.82639in" svg:width="1.13889in" svg:height="0.34722in" draw:id="id85" draw:style-name="a567" draw:name="Rectangle 11">
          <svg:title/>
          <svg:desc/>
          <text:p text:style-name="a566" text:class-names="" text:cond-style-name=""><text:span text:style-name="a565" text:class-names="">Thread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2.29167in" svg:width="1.13889in" svg:height="0.34722in" draw:id="id86" draw:style-name="a570" draw:name="Rectangle 12">
          <svg:title/>
          <svg:desc/>
          <text:p text:style-name="a569" text:class-names="" text:cond-style-name=""><text:span text:style-name="a568" text:class-names="">Thread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8542in" svg:y="2.41111in" svg:width="0.66921in" svg:height="0.20833in" draw:id="id87" draw:style-name="a573" draw:name="Rectangle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975in" svg:y="2.41528in" svg:width="0.72732in" svg:height="0.20833in" draw:id="id88" draw:style-name="a576" draw:name="Rectangle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1.23842in" svg:width="1.13889in" svg:height="0.34722in" draw:id="id89" draw:style-name="a579" draw:name="Rectangle 15">
          <svg:title/>
          <svg:desc/>
          <text:p text:style-name="a578" text:class-names="" text:cond-style-name=""><text:span text:style-name="a577" text:class-names="">Kern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587" draw:name="TextBox 1" svg:x="2.70888in" svg:y="0.42487in" svg:width="1.18148in" svg:height="0.47122in">
          <draw:text-box>
            <text:p text:style-name="a583" text:class-names="" text:cond-style-name=""><text:span text:style-name="a580" text:class-names="">T</text:span><text:span text:style-name="a581" text:class-names="">2<text:s text:c="1"/></text:span><text:span text:style-name="a582" text:class-names="">ready<text:s text:c="1"/></text:span></text:p>
            <text:p text:style-name="a586" text:class-names="" text:cond-style-name=""><text:span text:style-name="a584" text:class-names="">T1 preempted</text:span><text:span text:style-name="a585" text:class-names=""/></text:p>
          </draw:text-box>
          <svg:title/>
          <svg:desc/>
        </draw:frame>
        <draw:connector draw:type="line" svg:x1="3.29962in" svg:y1="0.8961in" draw:start-shape="id90" draw:start-glue-point="2" svg:x2="3.29514in" svg:y2="1.30787in" draw:end-shape="id80" draw:end-glue-point="0" draw:id="id91" draw:style-name="a589" draw:name="Straight Arrow Connector 23">
          <svg:title/>
          <svg:desc/>
        </draw:connector>
        <draw:custom-shape svg:x="0.08333in" svg:y="1.75602in" svg:width="1.13889in" svg:height="0.34722in" draw:id="id92" draw:style-name="a594" draw:name="Rectangle 28">
          <svg:title/>
          <svg:desc/>
          <text:p text:style-name="a593" text:class-names="" text:cond-style-name=""><text:span text:style-name="a590" text:class-names="">Thread<text:s text:c="1"/></text:span><text:span text:style-name="a591" text:class-names="">3</text:span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600" draw:name="TextBox 29" svg:x="3.65689in" svg:y="0.41878in" svg:width="1.18148in" svg:height="0.47122in">
          <draw:text-box>
            <text:p text:style-name="a596" text:class-names="" text:cond-style-name=""><text:span text:style-name="a595" text:class-names="">T3 ready</text:span></text:p>
            <text:p text:style-name="a599" text:class-names="" text:cond-style-name=""><text:span text:style-name="a597" text:class-names="">T2 preempted</text:span><text:span text:style-name="a598" text:class-names=""/></text:p>
          </draw:text-box>
          <svg:title/>
          <svg:desc/>
        </draw:frame>
        <draw:custom-shape svg:x="4.33901in" svg:y="1.82407in" svg:width="0.84618in" svg:height="0.20833in" draw:id="id94" draw:style-name="a603" draw:name="Rectangle 31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24763in" svg:y1="0.89in" draw:start-shape="id93" draw:start-glue-point="2" svg:x2="4.24132in" svg:y2="1.29768in" draw:end-shape="id81" draw:end-glue-point="0" draw:id="id95" draw:style-name="a605" draw:name="Straight Arrow Connector 32">
          <svg:title/>
          <svg:desc/>
        </draw:connector>
        <draw:connector draw:type="line" svg:x1="5.33724in" svg:y1="0.89757in" draw:start-shape="id96" draw:start-glue-point="2" svg:x2="5.33299in" svg:y2="1.30787in" draw:end-shape="id82" draw:end-glue-point="0" draw:id="id97" draw:style-name="a607" draw:name="Straight Arrow Connector 35">
          <svg:title/>
          <svg:desc/>
        </draw:connector>
        <draw:frame draw:id="id96" draw:style-name="a614" draw:name="TextBox 38" svg:x="4.85967in" svg:y="0.42634in" svg:width="0.95515in" svg:height="0.47122in">
          <draw:text-box>
            <text:p text:style-name="a610" text:class-names="" text:cond-style-name=""><text:span text:style-name="a608" text:class-names="">T</text:span><text:span text:style-name="a609" text:class-names="">3 done</text:span></text:p>
            <text:p text:style-name="a613" text:class-names="" text:cond-style-name=""><text:span text:style-name="a611" text:class-names="">T2 resumes</text:span><text:span text:style-name="a612" text:class-names=""/></text:p>
          </draw:text-box>
          <svg:title/>
          <svg:desc/>
        </draw:frame>
        <draw:custom-shape svg:x="6.14717in" svg:y="1.29768in" svg:width="0.18056in" svg:height="0.20833in" draw:id="id98" draw:style-name="a617" draw:name="Rectangle 49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2417in" svg:y1="0.88738in" draw:start-shape="id99" draw:start-glue-point="2" svg:x2="6.23745in" svg:y2="1.29768in" draw:end-shape="id98" draw:end-glue-point="0" draw:id="id100" draw:style-name="a619" draw:name="Straight Arrow Connector 50">
          <svg:title/>
          <svg:desc/>
        </draw:connector>
        <draw:frame draw:id="id99" draw:style-name="a626" draw:name="TextBox 51" svg:x="5.76413in" svg:y="0.41616in" svg:width="0.95515in" svg:height="0.47122in">
          <draw:text-box>
            <text:p text:style-name="a622" text:class-names="" text:cond-style-name=""><text:span text:style-name="a620" text:class-names="">T</text:span><text:span text:style-name="a621" text:class-names="">2 unready</text:span></text:p>
            <text:p text:style-name="a625" text:class-names="" text:cond-style-name=""><text:span text:style-name="a623" text:class-names="">T1 resumes</text:span><text:span text:style-name="a624" text:class-names=""/></text:p>
          </draw:text-box>
          <svg:title/>
          <svg:desc/>
        </draw:frame>
      </draw:page>
      <draw:page draw:name="Slide7" draw:style-name="a627" draw:master-page-name="Master1-Layout2-obj-Title-and-Content" presentation:presentation-page-layout-name="Master1-PPL2" draw:id="Slide-262">
        <draw:custom-shape svg:x="1.66667in" svg:y="3.17361in" svg:width="5.49306in" svg:height="0.57639in" draw:id="id101" draw:style-name="a630" draw:name="Arrow: Right 3">
          <svg:title/>
          <svg:desc/>
          <text:p text:style-name="a629" text:class-names="" text:cond-style-name=""><text:span text:style-name="a628" text:class-names="">Time</text:span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46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02" draw:name="Table 4" svg:x="2.02778in" svg:y="1.70417in" svg:width="3.50695in" svg:height="1.62222in">
          <table:table table:style-name="a631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632" table:default-cell-style-name=""/>
            <table:table-column table:style-name="a633" table:default-cell-style-name=""/>
            <table:table-column table:style-name="a634" table:default-cell-style-name=""/>
            <table:table-row table:style-name="a635" table:default-cell-style-name="">
              <table:table-cell table:style-name="a639">
                <text:list text:style-name="a638">
                  <text:list-item>
                    <text:p text:style-name="a637" text:class-names="" text:cond-style-name=""><text:span text:style-name="a636" text:class-names=""/></text:p>
                  </text:list-item>
                </text:list>
              </table:table-cell>
              <table:table-cell table:style-name="a643">
                <text:list text:style-name="a642">
                  <text:list-item>
                    <text:p text:style-name="a641" text:class-names="" text:cond-style-name=""><text:span text:style-name="a640" text:class-names=""/></text:p>
                  </text:list-item>
                </text:list>
              </table:table-cell>
              <table:table-cell table:style-name="a647">
                <text:list text:style-name="a646">
                  <text:list-item>
                    <text:p text:style-name="a645" text:class-names="" text:cond-style-name=""><text:span text:style-name="a644" text:class-names=""/></text:p>
                  </text:list-item>
                </text:list>
              </table:table-cell>
            </table:table-row>
            <table:table-row table:style-name="a648" table:default-cell-style-name="">
              <table:table-cell table:style-name="a652">
                <text:list text:style-name="a651">
                  <text:list-item>
                    <text:p text:style-name="a650" text:class-names="" text:cond-style-name=""><text:span text:style-name="a649" text:class-names=""/></text:p>
                  </text:list-item>
                </text:list>
              </table:table-cell>
              <table:table-cell table:style-name="a656">
                <text:list text:style-name="a655">
                  <text:list-item>
                    <text:p text:style-name="a654" text:class-names="" text:cond-style-name=""><text:span text:style-name="a653" text:class-names=""/></text:p>
                  </text:list-item>
                </text:list>
              </table:table-cell>
              <table:table-cell table:style-name="a660">
                <text:list text:style-name="a659">
                  <text:list-item>
                    <text:p text:style-name="a658" text:class-names="" text:cond-style-name=""><text:span text:style-name="a657" text:class-names=""/></text:p>
                  </text:list-item>
                </text:list>
              </table:table-cell>
            </table:table-row>
            <table:table-row table:style-name="a661" table:default-cell-style-name="">
              <table:table-cell table:style-name="a665">
                <text:list text:style-name="a664">
                  <text:list-item>
                    <text:p text:style-name="a663" text:class-names="" text:cond-style-name=""><text:span text:style-name="a662" text:class-names=""/></text:p>
                  </text:list-item>
                </text:list>
              </table:table-cell>
              <table:table-cell table:style-name="a669">
                <text:list text:style-name="a668">
                  <text:list-item>
                    <text:p text:style-name="a667" text:class-names="" text:cond-style-name=""><text:span text:style-name="a666" text:class-names=""/></text:p>
                  </text:list-item>
                </text:list>
              </table:table-cell>
              <table:table-cell table:style-name="a673">
                <text:list text:style-name="a672">
                  <text:list-item>
                    <text:p text:style-name="a671" text:class-names="" text:cond-style-name=""><text:span text:style-name="a670" text:class-names=""/></text:p>
                  </text:list-item>
                </text:list>
              </table:table-cell>
            </table:table-row>
            <table:table-row table:style-name="a674" table:default-cell-style-name="">
              <table:table-cell table:style-name="a678">
                <text:list text:style-name="a677">
                  <text:list-item>
                    <text:p text:style-name="a676" text:class-names="" text:cond-style-name=""><text:span text:style-name="a675" text:class-names=""/></text:p>
                  </text:list-item>
                </text:list>
              </table:table-cell>
              <table:table-cell table:style-name="a682">
                <text:list text:style-name="a681">
                  <text:list-item>
                    <text:p text:style-name="a680" text:class-names="" text:cond-style-name=""><text:span text:style-name="a679" text:class-names=""/></text:p>
                  </text:list-item>
                </text:list>
              </table:table-cell>
              <table:table-cell table:style-name="a686">
                <text:list text:style-name="a685">
                  <text:list-item>
                    <text:p text:style-name="a684" text:class-names="" text:cond-style-name=""><text:span text:style-name="a683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custom-shape svg:x="3.20486in" svg:y="1.27546in" svg:width="0.18056in" svg:height="0.20833in" draw:id="id103" draw:style-name="a689" draw:name="Rectangle 5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3264in" svg:y="2.96528in" svg:width="0.9007in" svg:height="0.20833in" draw:id="id104" draw:style-name="a692" draw:name="Rectangle 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2.82639in" svg:width="1.13889in" svg:height="0.34722in" draw:id="id105" draw:style-name="a697" draw:name="Rectangle 11">
          <svg:title/>
          <svg:desc/>
          <text:p text:style-name="a696" text:class-names="" text:cond-style-name=""><text:span text:style-name="a693" text:class-names="">T1<text:s text:c="1"/></text:span><text:span text:style-name="a694" text:class-names="">Preem</text:span><text:span text:style-name="a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2.29167in" svg:width="1.13889in" svg:height="0.34722in" draw:id="id106" draw:style-name="a701" draw:name="Rectangle 12">
          <svg:title/>
          <svg:desc/>
          <text:p text:style-name="a700" text:class-names="" text:cond-style-name=""><text:span text:style-name="a698" text:class-names="">T2 Coop</text:span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8542in" svg:y="2.41111in" svg:width="0.28931in" svg:height="0.20833in" draw:id="id107" draw:style-name="a704" draw:name="Rectangle 13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394in" svg:y="2.41111in" svg:width="0.73394in" svg:height="0.20833in" draw:id="id108" draw:style-name="a707" draw:name="Rectangle 14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1.25324in" svg:width="1.13889in" svg:height="0.34722in" draw:id="id109" draw:style-name="a710" draw:name="Rectangle 15">
          <svg:title/>
          <svg:desc/>
          <text:p text:style-name="a709" text:class-names="" text:cond-style-name=""><text:span text:style-name="a708" text:class-names="">Kern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718" draw:name="TextBox 1" svg:x="2.70888in" svg:y="0.44709in" svg:width="1.18148in" svg:height="0.47122in">
          <draw:text-box>
            <text:p text:style-name="a715" text:class-names="" text:cond-style-name=""><text:span text:style-name="a711" text:class-names="">T</text:span><text:span text:style-name="a712" text:class-names="">2</text:span><text:span text:style-name="a713" text:class-names=""><text:s text:c="1"/>ready<text:s text:c="1"/></text:span><text:span text:style-name="a714" text:class-names=""/></text:p>
            <text:p text:style-name="a717" text:class-names="" text:cond-style-name=""><text:span text:style-name="a716" text:class-names="">T1 preempted</text:span></text:p>
          </draw:text-box>
          <svg:title/>
          <svg:desc/>
        </draw:frame>
        <draw:connector draw:type="line" svg:x1="3.29962in" svg:y1="0.91832in" draw:start-shape="id110" draw:start-glue-point="2" svg:x2="3.29514in" svg:y2="1.27546in" draw:end-shape="id103" draw:end-glue-point="0" draw:id="id111" draw:style-name="a720" draw:name="Straight Arrow Connector 23">
          <svg:title/>
          <svg:desc/>
        </draw:connector>
        <draw:custom-shape svg:x="4.23704in" svg:y="1.27123in" svg:width="0.18056in" svg:height="0.20833in" draw:id="id112" draw:style-name="a723" draw:name="Rectangle 6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732" draw:name="TextBox 16" svg:x="3.73657in" svg:y="0.44248in" svg:width="1.18148in" svg:height="0.47122in">
          <draw:text-box>
            <text:p text:style-name="a728" text:class-names="" text:cond-style-name=""><text:span text:style-name="a724" text:class-names="">T</text:span><text:span text:style-name="a725" text:class-names="">2</text:span><text:span text:style-name="a726" text:class-names=""><text:s text:c="1"/></text:span><text:span text:style-name="a727" text:class-names="">yields</text:span></text:p>
            <text:p text:style-name="a731" text:class-names="" text:cond-style-name=""><text:span text:style-name="a729" text:class-names="">T3 starts</text:span><text:span text:style-name="a730" text:class-names=""/></text:p>
          </draw:text-box>
          <svg:title/>
          <svg:desc/>
        </draw:frame>
        <draw:connector draw:type="line" svg:x1="4.32732in" svg:y1="0.91371in" draw:start-shape="id113" draw:start-glue-point="2" svg:x2="4.32732in" svg:y2="1.27123in" draw:end-shape="id112" draw:end-glue-point="0" draw:id="id114" draw:style-name="a734" draw:name="Straight Arrow Connector 17">
          <svg:title/>
          <svg:desc/>
        </draw:connector>
        <draw:custom-shape svg:x="5.24931in" svg:y="1.25324in" svg:width="0.18056in" svg:height="0.20833in" draw:id="id115" draw:style-name="a737" draw:name="Rectangle 18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750" draw:name="TextBox 19" svg:x="4.75333in" svg:y="0.42487in" svg:width="1.18148in" svg:height="0.47122in">
          <draw:text-box>
            <text:p text:style-name="a743" text:class-names="" text:cond-style-name=""><text:span text:style-name="a738" text:class-names="">T</text:span><text:span text:style-name="a739" text:class-names="">3</text:span><text:span text:style-name="a740" text:class-names=""><text:s text:c="1"/></text:span><text:span text:style-name="a741" text:class-names="">unready</text:span><text:span text:style-name="a742" text:class-names=""/></text:p>
            <text:p text:style-name="a749" text:class-names="" text:cond-style-name=""><text:span text:style-name="a744" text:class-names="">T</text:span><text:span text:style-name="a745" text:class-names="">2</text:span><text:span text:style-name="a746" text:class-names=""><text:s text:c="1"/></text:span><text:span text:style-name="a747" text:class-names="">resumes</text:span><text:span text:style-name="a748" text:class-names=""/></text:p>
          </draw:text-box>
          <svg:title/>
          <svg:desc/>
        </draw:frame>
        <draw:connector draw:type="line" svg:x1="5.34407in" svg:y1="0.8961in" draw:start-shape="id116" draw:start-glue-point="2" svg:x2="5.33959in" svg:y2="1.25324in" draw:end-shape="id115" draw:end-glue-point="0" draw:id="id117" draw:style-name="a752" draw:name="Straight Arrow Connector 20">
          <svg:title/>
          <svg:desc/>
        </draw:connector>
        <draw:custom-shape svg:x="0.08333in" svg:y="1.75602in" svg:width="1.13889in" svg:height="0.34722in" draw:id="id118" draw:style-name="a756" draw:name="Rectangle 21">
          <svg:title/>
          <svg:desc/>
          <text:p text:style-name="a755" text:class-names="" text:cond-style-name=""><text:span text:style-name="a753" text:class-names="">T3 Coop</text:span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1759in" svg:y="1.82546in" svg:width="0.80992in" svg:height="0.20833in" draw:id="id119" draw:style-name="a759" draw:name="Rectangle 3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788in" svg:y="1.25324in" svg:width="0.18056in" svg:height="0.20833in" draw:id="id120" draw:style-name="a762" draw:name="Rectangle 34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775" draw:name="TextBox 36" svg:x="5.6619in" svg:y="0.42487in" svg:width="1.18148in" svg:height="0.47122in">
          <draw:text-box>
            <text:p text:style-name="a768" text:class-names="" text:cond-style-name=""><text:span text:style-name="a763" text:class-names="">T</text:span><text:span text:style-name="a764" text:class-names="">2</text:span><text:span text:style-name="a765" text:class-names=""><text:s text:c="1"/></text:span><text:span text:style-name="a766" text:class-names="">unready</text:span><text:span text:style-name="a767" text:class-names=""/></text:p>
            <text:p text:style-name="a774" text:class-names="" text:cond-style-name=""><text:span text:style-name="a769" text:class-names="">T</text:span><text:span text:style-name="a770" text:class-names="">1</text:span><text:span text:style-name="a771" text:class-names=""><text:s text:c="1"/></text:span><text:span text:style-name="a772" text:class-names="">resumes</text:span><text:span text:style-name="a773" text:class-names=""/></text:p>
          </draw:text-box>
          <svg:title/>
          <svg:desc/>
        </draw:frame>
        <draw:connector draw:type="line" svg:x1="6.25264in" svg:y1="0.8961in" draw:start-shape="id121" draw:start-glue-point="2" svg:x2="6.24815in" svg:y2="1.25324in" draw:end-shape="id120" draw:end-glue-point="0" draw:id="id122" draw:style-name="a777" draw:name="Straight Arrow Connector 37">
          <svg:title/>
          <svg:desc/>
        </draw:connector>
        <draw:custom-shape svg:x="6.33843in" svg:y="2.96528in" svg:width="0.40231in" svg:height="0.20833in" draw:id="id123" draw:style-name="a780" draw:name="Rectangle 39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784" draw:name="TextBox 40" svg:x="3.17722in" svg:y="0.83675in" svg:width="1.18148in" svg:height="0.2861in">
          <draw:text-box>
            <text:p text:style-name="a783" text:class-names="" text:cond-style-name=""><text:span text:style-name="a781" text:class-names="">T3 ready</text:span><text:span text:style-name="a782" text:class-names=""/></text:p>
          </draw:text-box>
          <svg:title/>
          <svg:desc/>
        </draw:frame>
        <draw:connector draw:type="line" svg:x1="3.76796in" svg:y1="1.12285in" draw:start-shape="id124" draw:start-glue-point="2" svg:x2="3.765in" svg:y2="1.25469in" draw:end-shape="id125" draw:end-glue-point="0" draw:id="id126" draw:style-name="a786" draw:name="Straight Arrow Connector 41">
          <svg:title/>
          <svg:desc/>
        </draw:connector>
        <draw:custom-shape svg:x="3.85528in" svg:y="1.8254in" svg:width="0.56231in" svg:height="0.20833in" draw:id="id127" draw:style-name="a789" draw:name="Rectangle 42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7472in" svg:y="1.25469in" svg:width="0.18056in" svg:height="0.20833in" draw:id="id125" draw:style-name="a792" draw:name="Rectangle 44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5528in" svg:y="2.41574in" svg:width="0.38176in" svg:height="0.20833in" draw:id="id128" draw:style-name="a795" draw:name="Rectangle 47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9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606" draw:display-name="Dash" draw:style="rect" draw:dots1="1" draw:dots1-length="0.02083in" draw:dots2="0" draw:dots2-length="0in" draw:distance="0.02083in"/>
    <draw:stroke-dash draw:name="a618" draw:display-name="Dash" draw:style="rect" draw:dots1="1" draw:dots1-length="0.02083in" draw:dots2="0" draw:dots2-length="0in" draw:distance="0.02083in"/>
    <draw:stroke-dash draw:name="a785" draw:display-name="Dash" draw:style="rect" draw:dots1="1" draw:dots1-length="0.02083in" draw:dots2="0" draw:dots2-length="0in" draw:distance="0.02083in"/>
    <draw:stroke-dash draw:name="a733" draw:display-name="Dash" draw:style="rect" draw:dots1="1" draw:dots1-length="0.02083in" draw:dots2="0" draw:dots2-length="0in" draw:distance="0.02083in"/>
    <draw:stroke-dash draw:name="a588" draw:display-name="Dash" draw:style="rect" draw:dots1="1" draw:dots1-length="0.02083in" draw:dots2="0" draw:dots2-length="0in" draw:distance="0.02083in"/>
    <draw:stroke-dash draw:name="a751" draw:display-name="Dash" draw:style="rect" draw:dots1="1" draw:dots1-length="0.02083in" draw:dots2="0" draw:dots2-length="0in" draw:distance="0.02083in"/>
    <draw:stroke-dash draw:name="a776" draw:display-name="Dash" draw:style="rect" draw:dots1="1" draw:dots1-length="0.02083in" draw:dots2="0" draw:dots2-length="0in" draw:distance="0.02083in"/>
    <draw:stroke-dash draw:name="a604" draw:display-name="Dash" draw:style="rect" draw:dots1="1" draw:dots1-length="0.02083in" draw:dots2="0" draw:dots2-length="0in" draw:distance="0.02083in"/>
    <draw:stroke-dash draw:name="a719" draw:display-name="Dash" draw:style="rect" draw:dots1="1" draw:dots1-length="0.02083in" draw:dots2="0" draw:dots2-length="0in" draw:distance="0.02083in"/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  <table:table-template table:name="{2D5ABB26-0587-4C30-8999-92F81FD0307C}">
      <table:body table:style-name="a38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Paul Fiterau Brostean</meta:initial-creator>
    <dc:creator>Paul Fiterau Brostean</dc:creator>
    <meta:creation-date>2025-01-28T08:13:42Z</meta:creation-date>
    <dc:date>2025-01-28T09:50:41Z</dc:date>
    <meta:editing-cycles>2</meta:editing-cycles>
    <meta:editing-duration>PT0S</meta:editing-duration>
    <meta:document-statistic meta:paragraph-count="31" meta:word-count="56"/>
  </office:meta>
</office:document-meta>
</file>